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10000003FDA932229B541C5FF.png" manifest:media-type="image/png"/>
  <manifest:file-entry manifest:full-path="Pictures/10000201000000410000003F0274AACFFC985953.png" manifest:media-type="image/png"/>
  <manifest:file-entry manifest:full-path="Pictures/10000201000000410000003FB67DECB0A6326496.png" manifest:media-type="image/png"/>
  <manifest:file-entry manifest:full-path="Pictures/10000201000000410000003F0D0B4AC4DAB05C14.png" manifest:media-type="image/png"/>
  <manifest:file-entry manifest:full-path="Pictures/10000201000000410000003F9BAAA77D491697B4.png" manifest:media-type="image/png"/>
  <manifest:file-entry manifest:full-path="Pictures/10000201000000410000003F4752CA6CEDB19B84.png" manifest:media-type="image/png"/>
  <manifest:file-entry manifest:full-path="Pictures/10000201000000410000003FC62EE7C3E9ED7176.png" manifest:media-type="image/png"/>
  <manifest:file-entry manifest:full-path="Pictures/1000076A00000A1C000005387FAD3151BD5EA416.svg" manifest:media-type="image/svg+xml"/>
  <manifest:file-entry manifest:full-path="Pictures/1000020100000062000000338CA2E93269BA5EDF.png" manifest:media-type="image/png"/>
  <manifest:file-entry manifest:full-path="Pictures/10000201000000410000003F3065BD32D03142FB.png" manifest:media-type="image/png"/>
  <manifest:file-entry manifest:full-path="Pictures/10000201000000410000003FEA5D8A58D6B6D4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9cm"/>
    </style:style>
    <style:style style:name="gr6" style:family="graphic" style:parent-style-name="Object_20_with_20_no_20_fill_20_and_20_no_20_line">
      <style:graphic-properties draw:stroke="none" draw:fill="solid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2.29cm" fo:min-width="2.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style:font-name="Liberation Sans3" fo:font-weight="bold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91cm" svg:height="2.221cm" svg:x="1.816cm" svg:y="5.572cm">
          <draw:image xlink:href="Pictures/10000201000000410000003F0274AACFFC985953.png" xlink:type="simple" xlink:show="embed" xlink:actuate="onLoad">
            <text:p/>
          </draw:image>
        </draw:frame>
        <draw:frame draw:style-name="gr1" draw:text-style-name="P1" draw:layer="layout" svg:width="2.291cm" svg:height="2.221cm" svg:x="14.376cm" svg:y="5.572cm">
          <draw:image xlink:href="Pictures/10000201000000410000003FB67DECB0A6326496.png" xlink:type="simple" xlink:show="embed" xlink:actuate="onLoad">
            <text:p/>
          </draw:image>
        </draw:frame>
        <draw:frame draw:style-name="gr1" draw:text-style-name="P1" draw:layer="layout" svg:width="2.291cm" svg:height="2.221cm" svg:x="18.018cm" svg:y="5.572cm">
          <draw:image xlink:href="Pictures/10000201000000410000003FC62EE7C3E9ED7176.png" xlink:type="simple" xlink:show="embed" xlink:actuate="onLoad">
            <text:p/>
          </draw:image>
        </draw:frame>
        <draw:frame draw:style-name="gr2" draw:text-style-name="P1" draw:layer="layout" svg:width="2.291cm" svg:height="2.221cm" svg:x="7.091cm" svg:y="5.572cm">
          <draw:image xlink:href="Pictures/10000201000000410000003F4752CA6CEDB19B84.png" xlink:type="simple" xlink:show="embed" xlink:actuate="onLoad">
            <text:p/>
          </draw:image>
        </draw:frame>
        <draw:frame draw:style-name="gr1" draw:text-style-name="P1" draw:layer="layout" svg:width="2.291cm" svg:height="2.221cm" svg:x="10.733cm" svg:y="5.572cm">
          <draw:image xlink:href="Pictures/10000201000000410000003F0D0B4AC4DAB05C14.png" xlink:type="simple" xlink:show="embed" xlink:actuate="onLoad">
            <text:p/>
          </draw:image>
        </draw:frame>
        <draw:frame draw:style-name="gr3" draw:text-style-name="P2" draw:layer="layout" svg:width="2.907cm" svg:height="0.962cm" svg:x="1.508cm" svg:y="8.366cm">
          <draw:text-box>
            <text:p><text:span text:style-name="T1">Original</text:span></text:p>
          </draw:text-box>
        </draw:frame>
        <draw:frame draw:style-name="gr4" draw:text-style-name="P3" draw:layer="layout" svg:width="1.67cm" svg:height="0.962cm" svg:x="18.328cm" svg:y="8.366cm">
          <draw:text-box>
            <text:p><text:span text:style-name="T2">-20</text:span><text:span text:style-name="T3">°</text:span></text:p>
          </draw:text-box>
        </draw:frame>
        <draw:frame draw:style-name="gr4" draw:text-style-name="P3" draw:layer="layout" svg:width="1.67cm" svg:height="0.962cm" svg:x="14.686cm" svg:y="8.366cm">
          <draw:text-box>
            <text:p><text:span text:style-name="T2">-10</text:span><text:span text:style-name="T3">°</text:span></text:p>
          </draw:text-box>
        </draw:frame>
        <draw:frame draw:style-name="gr5" draw:text-style-name="P3" draw:layer="layout" svg:width="1.459cm" svg:height="0.962cm" svg:x="11.149cm" svg:y="8.366cm">
          <draw:text-box>
            <text:p><text:span text:style-name="T2">10</text:span><text:span text:style-name="T3">°</text:span></text:p>
          </draw:text-box>
        </draw:frame>
        <draw:frame draw:style-name="gr5" draw:text-style-name="P3" draw:layer="layout" svg:width="1.459cm" svg:height="0.962cm" svg:x="7.507cm" svg:y="8.366cm">
          <draw:text-box>
            <text:p><text:span text:style-name="T2">20</text:span><text:span text:style-name="T3">°</text:span></text:p>
          </draw:text-box>
        </draw:frame>
        <draw:frame draw:style-name="gr1" draw:text-style-name="P1" draw:layer="layout" svg:width="1.952cm" svg:height="1.335cm" svg:x="4.556cm" svg:y="5.888cm">
          <draw:image xlink:href="Pictures/1000076A00000A1C000005387FAD3151BD5EA416.svg" xlink:type="simple" xlink:show="embed" xlink:actuate="onLoad">
            <text:p/>
          </draw:image>
          <draw:image xlink:href="Pictures/1000020100000062000000338CA2E93269BA5EDF.png" xlink:type="simple" xlink:show="embed" xlink:actuate="onLoad"/>
        </draw:frame>
        <draw:frame draw:style-name="gr1" draw:text-style-name="P1" draw:layer="layout" svg:width="2.291cm" svg:height="2.221cm" svg:x="9.507cm" svg:y="17.543cm">
          <draw:image xlink:href="Pictures/10000201000000410000003F0274AACFFC985953.png" xlink:type="simple" xlink:show="embed" xlink:actuate="onLoad">
            <text:p/>
          </draw:image>
        </draw:frame>
        <draw:frame draw:style-name="gr6" draw:text-style-name="P4" draw:layer="layout" svg:width="2.291cm" svg:height="2.221cm" svg:x="9.507cm" svg:y="13.257cm">
          <draw:image xlink:href="Pictures/10000201000000410000003F3065BD32D03142FB.png" xlink:type="simple" xlink:show="embed" xlink:actuate="onLoad">
            <text:p/>
          </draw:image>
        </draw:frame>
        <draw:frame draw:style-name="gr6" draw:text-style-name="P4" draw:layer="layout" svg:width="2.291cm" svg:height="2.221cm" svg:x="9.507cm" svg:y="21.893cm">
          <draw:image xlink:href="Pictures/10000201000000410000003FDA932229B541C5FF.png" xlink:type="simple" xlink:show="embed" xlink:actuate="onLoad">
            <text:p/>
          </draw:image>
        </draw:frame>
        <draw:frame draw:style-name="gr1" draw:text-style-name="P1" draw:layer="layout" svg:width="1.894cm" svg:height="1.089cm" draw:transform="skewX (-0.000872664625997165) rotate (1.58022110475567) translate (10.117cm 17.356cm)">
          <draw:image xlink:href="Pictures/1000076A00000A1C000005387FAD3151BD5EA416.svg" xlink:type="simple" xlink:show="embed" xlink:actuate="onLoad">
            <text:p/>
          </draw:image>
          <draw:image xlink:href="Pictures/1000020100000062000000338CA2E93269BA5EDF.png" xlink:type="simple" xlink:show="embed" xlink:actuate="onLoad"/>
        </draw:frame>
        <draw:frame draw:style-name="gr1" draw:text-style-name="P1" draw:layer="layout" svg:width="1.894cm" svg:height="1.089cm" draw:transform="skewX (-0.000872664625997163) rotate (-1.55683369277894) translate (11.184cm 19.972cm)">
          <draw:image xlink:href="Pictures/1000076A00000A1C000005387FAD3151BD5EA416.svg" xlink:type="simple" xlink:show="embed" xlink:actuate="onLoad">
            <text:p/>
          </draw:image>
          <draw:image xlink:href="Pictures/1000020100000062000000338CA2E93269BA5EDF.png" xlink:type="simple" xlink:show="embed" xlink:actuate="onLoad"/>
        </draw:frame>
        <draw:frame draw:style-name="gr6" draw:text-style-name="P4" draw:layer="layout" svg:width="2.291cm" svg:height="2.221cm" svg:x="13.954cm" svg:y="17.543cm">
          <draw:image xlink:href="Pictures/10000201000000410000003FEA5D8A58D6B6D400.png" xlink:type="simple" xlink:show="embed" xlink:actuate="onLoad">
            <text:p/>
          </draw:image>
        </draw:frame>
        <draw:frame draw:style-name="gr6" draw:text-style-name="P4" draw:layer="layout" svg:width="2.291cm" svg:height="2.221cm" svg:x="4.937cm" svg:y="17.543cm">
          <draw:image xlink:href="Pictures/10000201000000410000003F9BAAA77D491697B4.png" xlink:type="simple" xlink:show="embed" xlink:actuate="onLoad">
            <text:p/>
          </draw:image>
        </draw:frame>
        <draw:frame draw:style-name="gr1" draw:text-style-name="P1" draw:layer="layout" svg:width="1.894cm" svg:height="1.089cm" draw:transform="skewX (-0.000872664625997163) rotate (3.12047416964066) translate (9.229cm 19.217cm)">
          <draw:image xlink:href="Pictures/1000076A00000A1C000005387FAD3151BD5EA416.svg" xlink:type="simple" xlink:show="embed" xlink:actuate="onLoad">
            <text:p/>
          </draw:image>
          <draw:image xlink:href="Pictures/1000020100000062000000338CA2E93269BA5EDF.png" xlink:type="simple" xlink:show="embed" xlink:actuate="onLoad"/>
        </draw:frame>
        <draw:frame draw:style-name="gr1" draw:text-style-name="P1" draw:layer="layout" svg:width="1.894cm" svg:height="1.089cm" draw:transform="skewX (-0.000872664625997167) rotate (0.0176278254451427) translate (11.916cm 18.126cm)">
          <draw:image xlink:href="Pictures/1000076A00000A1C000005387FAD3151BD5EA416.svg" xlink:type="simple" xlink:show="embed" xlink:actuate="onLoad">
            <text:p/>
          </draw:image>
          <draw:image xlink:href="Pictures/1000020100000062000000338CA2E93269BA5EDF.png" xlink:type="simple" xlink:show="embed" xlink:actuate="onLoad"/>
        </draw:frame>
        <draw:frame draw:style-name="gr1" draw:text-style-name="P1" draw:layer="layout" svg:width="1.894cm" svg:height="1.089cm" draw:transform="skewX (-0.000872664625997293) rotate (2.25618712405307) translate (8.603cm 17.507cm)">
          <draw:image xlink:href="Pictures/1000076A00000A1C000005387FAD3151BD5EA416.svg" xlink:type="simple" xlink:show="embed" xlink:actuate="onLoad">
            <text:p/>
          </draw:image>
          <draw:image xlink:href="Pictures/1000020100000062000000338CA2E93269BA5EDF.png" xlink:type="simple" xlink:show="embed" xlink:actuate="onLoad"/>
        </draw:frame>
        <draw:frame draw:style-name="gr1" draw:text-style-name="P1" draw:layer="layout" svg:width="1.894cm" svg:height="1.089cm" draw:transform="skewX (-0.000872664625997068) rotate (0.826064334968916) translate (11.742cm 16.773cm)">
          <draw:image xlink:href="Pictures/1000076A00000A1C000005387FAD3151BD5EA416.svg" xlink:type="simple" xlink:show="embed" xlink:actuate="onLoad">
            <text:p/>
          </draw:image>
          <draw:image xlink:href="Pictures/1000020100000062000000338CA2E93269BA5EDF.png" xlink:type="simple" xlink:show="embed" xlink:actuate="onLoad"/>
        </draw:frame>
        <draw:frame draw:style-name="gr1" draw:text-style-name="P1" draw:layer="layout" svg:width="1.894cm" svg:height="1.089cm" draw:transform="skewX (-0.000872664625997181) rotate (-2.29493343344734) translate (9.415cm 20.489cm)">
          <draw:image xlink:href="Pictures/1000076A00000A1C000005387FAD3151BD5EA416.svg" xlink:type="simple" xlink:show="embed" xlink:actuate="onLoad">
            <text:p/>
          </draw:image>
          <draw:image xlink:href="Pictures/1000020100000062000000338CA2E93269BA5EDF.png" xlink:type="simple" xlink:show="embed" xlink:actuate="onLoad"/>
        </draw:frame>
        <draw:frame draw:style-name="gr1" draw:text-style-name="P1" draw:layer="layout" svg:width="1.894cm" svg:height="1.089cm" draw:transform="skewX (-0.000872664625997181) rotate (-0.74490652475118) translate (12.589cm 19.85cm)">
          <draw:image xlink:href="Pictures/1000076A00000A1C000005387FAD3151BD5EA416.svg" xlink:type="simple" xlink:show="embed" xlink:actuate="onLoad">
            <text:p/>
          </draw:image>
          <draw:image xlink:href="Pictures/1000020100000062000000338CA2E93269BA5EDF.png" xlink:type="simple" xlink:show="embed" xlink:actuate="onLoad"/>
        </draw:frame>
        <draw:custom-shape draw:style-name="gr7" draw:text-style-name="P6" draw:layer="layout" svg:width="2.54cm" svg:height="2.54cm" svg:x="4.688cm" svg:y="12.938cm">
          <text:p text:style-name="P5">Shift:</text:p>
          <text:p text:style-name="P5">-5, -5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4cm" svg:height="2.54cm" svg:x="13.954cm" svg:y="12.938cm">
          <text:p text:style-name="P5">Shift:</text:p>
          <text:p text:style-name="P5">5, -5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4cm" svg:height="2.54cm" svg:x="13.954cm" svg:y="22.201cm">
          <text:p text:style-name="P5">Shift:</text:p>
          <text:p text:style-name="P5">5, 5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4cm" svg:height="2.54cm" svg:x="4.688cm" svg:y="22.201cm">
          <text:p text:style-name="P5">Shift:</text:p>
          <text:p text:style-name="P5">-5, 5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21:13:22.601000000</meta:creation-date>
    <dc:date>2017-03-16T23:13:07.120000000</dc:date>
    <meta:editing-duration>PT15M36S</meta:editing-duration>
    <meta:editing-cycles>4</meta:editing-cycles>
    <meta:generator>LibreOffice/5.2.4.2$Windows_X86_64 LibreOffice_project/3d5603e1122f0f102b62521720ab13a38a4e0eb0</meta:generator>
    <meta:document-statistic meta:object-count="28"/>
  </office:meta>
</office:document-meta>
</file>